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5.66mm"/>
    </style:style>
    <style:style style:name="co2" style:family="table-column">
      <style:table-column-properties fo:break-before="auto" style:column-width="54.47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8.87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6.7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font-size="32pt" style:font-size-asian="32pt" style:font-size-complex="32pt"/>
    </style:style>
    <style:style style:name="ce4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15" style:family="table-cell" style:parent-style-name="Period_20_Headers">
      <style:table-cell-properties style:cell-protect="protected" style:print-content="true" fo:background-color="transparent" style:rotation-align="none"/>
    </style:style>
    <style:style style:name="ce5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Activity">
      <style:table-cell-properties style:rotation-align="none"/>
      <style:map style:condition="is-true-formula(1)" style:apply-style-name="ConditionalStyle_5f_2" style:base-cell-address="project.B35"/>
    </style:style>
    <style:style style:name="ce6" style:family="table-cell" style:parent-style-name="Activity">
      <style:table-cell-properties style:rotation-align="none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1)" style:apply-style-name="ConditionalStyle_5f_2" style:base-cell-address="project.B35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1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" style:family="table-cell" style:parent-style-name="Percent_20_Complete">
      <style:table-cell-properties style:rotation-align="none"/>
      <style:map style:condition="is-true-formula(1)" style:apply-style-name="ConditionalStyle_5f_2" style:base-cell-address="project.B35"/>
    </style:style>
    <style:style style:name="ce12" style:family="table-cell" style:parent-style-name="Percent_20_Complete">
      <style:table-cell-properties style:rotation-align="none"/>
    </style:style>
    <style:style style:name="ce14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35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I$8]=period_selected)" style:apply-style-name="ConditionalStyle_5f_1" style:base-cell-address="project.I8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17" style:family="table-cell" style:parent-style-name="Period_20_Highlight_20_Control" style:data-style-name="N0">
      <style:table-cell-properties style:cell-protect="protected" style:print-content="true" style:rotation-align="none"/>
      <style:text-properties fo:color="#735773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18" style:family="table-cell" style:parent-style-name="Default" style:data-style-name="N0">
      <style:table-cell-properties fo:background-color="#dcd5dc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9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ackground-color="#b4a0b5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1" style:family="table-cell" style:parent-style-name="Default" style:data-style-name="N0">
      <style:table-cell-properties fo:background-color="#735773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ackground-color="#d5bba8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47" style:family="table-cell" style:parent-style-name="Default"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48" style:family="table-cell" style:parent-style-name="Default">
      <style:map style:condition="is-true-formula(1)" style:apply-style-name="ConditionalStyle_5f_2" style:base-cell-address="project.B35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7" style:family="table-cell" style:parent-style-name="Default" style:data-style-name="N0">
      <style:table-cell-properties fo:background-color="#e9ab51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gr1" style:family="graphic">
      <style:graphic-properties draw:symbol-color="#000000" fo:background-color="#ece9d8"/>
    </style:style>
    <style:style style:name="P1" style:family="paragraph"/>
    <style:style style:name="T1" style:family="text">
      <style:text-properties fo:color="#404040" fo:font-size="12pt" fo:font-weight="normal" style:text-underline-style="none" style:text-underline-color="font-color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4" style:family="text">
      <style:text-properties fo:font-size="12pt" style:font-style-complex="normal" fo:font-weight="normal" style:text-underline-style="none" style:text-underline-color="font-color" fo:font-style="normal" style:text-outline="false" fo:text-shadow="none" style:text-position="0% 100%" style:font-size-asian="12pt" style:font-size-complex="12pt" style:font-weight-asian="normal" style:font-weight-complex="normal" style:font-style-asian="normal" fo:color="#404040"/>
    </style:style>
    <style:style style:name="T5" style:family="text">
      <style:text-properties style:font-style-complex="normal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fo:color="#404040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ct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pinner 5" form:control-implementation="ooo:com.sun.star.form.component.SpinButton" xml:id="control1" form:id="control1" form:printable="false" form:orientation="vertical" form:value="1" form:linked-cell="project.N3" form:delay-for-repeat="P0D" form:min-value="1" form:max-value="6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</form:properties>
            </form:value-range>
          </form:form>
        </office:forms>
        <table:shapes>
          <draw:control draw:z-index="0" draw:style-name="gr1" draw:text-style-name="P1" svg:width="3.14mm" svg:height="5.14mm" svg:x="163.18mm" svg:y="10.91mm" draw:control="control1"/>
        </table:shapes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10"/>
        <table:table-column table:style-name="co4" table:default-cell-style-name="ce10"/>
        <table:table-column table:style-name="co3" table:default-cell-style-name="ce12"/>
        <table:table-column table:style-name="co5" table:default-cell-style-name="ce10"/>
        <table:table-column table:style-name="co1" table:number-columns-repeated="20" table:default-cell-style-name="ce10"/>
        <table:table-column table:style-name="co1" table:number-columns-repeated="996" table:default-cell-style-name="Default"/>
        <table:table-row table:style-name="ro1">
          <table:table-cell/>
          <table:table-cell table:style-name="Default" table:number-columns-repeated="27"/>
          <table:table-cell table:number-columns-repeated="996"/>
        </table:table-row>
        <table:table-row table:style-name="ro2">
          <table:table-cell/>
          <table:table-cell table:style-name="ce1" office:value-type="string" calcext:value-type="string" table:number-columns-spanned="6" table:number-rows-spanned="3">
            <text:p>Project Planner</text:p>
          </table:table-cell>
          <table:covered-table-cell table:number-columns-repeated="5" table:style-name="ce4"/>
          <table:table-cell table:style-name="Default" table:number-columns-repeated="21"/>
          <table:table-cell table:number-columns-repeated="996"/>
        </table:table-row>
        <table:table-row table:style-name="ro3">
          <table:table-cell/>
          <table:covered-table-cell table:number-columns-repeated="6" table:style-name="ce4"/>
          <table:table-cell table:style-name="Default"/>
          <table:table-cell table:style-name="ce14" office:value-type="string" calcext:value-type="string">
            <text:p><text:s/>Period Highlight:</text:p>
          </table:table-cell>
          <table:table-cell table:style-name="ce14" table:number-columns-repeated="4"/>
          <table:table-cell table:style-name="ce17" office:value-type="float" office:value="1" calcext:value-type="float">
            <text:p>1</text:p>
          </table:table-cell>
          <table:table-cell table:style-name="ce14"/>
          <table:table-cell table:style-name="Default"/>
          <table:table-cell table:style-name="ce18"/>
          <table:table-cell table:style-name="ce19" office:value-type="string" calcext:value-type="string">
            <text:p>Plan</text:p>
          </table:table-cell>
          <table:table-cell table:style-name="Default"/>
          <table:table-cell table:style-name="ce20"/>
          <table:table-cell table:style-name="ce19" office:value-type="string" calcext:value-type="string">
            <text:p>Actual</text:p>
          </table:table-cell>
          <table:table-cell table:style-name="Default" table:number-columns-repeated="2"/>
          <table:table-cell table:style-name="ce21"/>
          <table:table-cell table:style-name="ce22" office:value-type="string" calcext:value-type="string">
            <text:p><text:span text:style-name="T1">%</text:span><text:span text:style-name="T2"> </text:span><text:span text:style-name="T3">Complete</text:span></text:p>
          </table:table-cell>
          <table:table-cell table:style-name="Default" table:number-columns-repeated="3"/>
          <table:table-cell table:style-name="ce23"/>
          <table:table-cell table:style-name="ce22" office:value-type="string" calcext:value-type="string">
            <text:p><text:span text:style-name="T4">Actual (beyond plan</text:span><text:span text:style-name="T5">)</text:span></text:p>
          </table:table-cell>
          <table:table-cell table:number-columns-repeated="2"/>
          <table:table-cell table:style-name="ce26" table:number-columns-repeated="4"/>
          <table:table-cell table:style-name="ce27"/>
          <table:table-cell table:style-name="ce22" office:value-type="string" calcext:value-type="string">
            <text:p><text:span text:style-name="T1">%</text:span><text:span text:style-name="T2"> </text:span><text:span text:style-name="T3">Complete (beyond plan)</text:span></text:p>
          </table:table-cell>
          <table:table-cell table:number-columns-repeated="986"/>
        </table:table-row>
        <table:table-row table:style-name="ro4">
          <table:table-cell/>
          <table:covered-table-cell table:number-columns-repeated="6" table:style-name="ce4"/>
          <table:table-cell table:style-name="Default" table:number-columns-repeated="21"/>
          <table:table-cell table:number-columns-repeated="17"/>
          <table:table-cell table:style-name="ce26" table:number-columns-repeated="5"/>
          <table:table-cell table:number-columns-repeated="974"/>
        </table:table-row>
        <table:table-row table:style-name="ro1">
          <table:table-cell/>
          <table:table-cell table:style-name="Default" table:number-columns-repeated="27"/>
          <table:table-cell table:number-columns-repeated="17"/>
          <table:table-cell table:style-name="ce26" table:number-columns-repeated="3"/>
          <table:table-cell table:number-columns-repeated="976"/>
        </table:table-row>
        <table:table-row table:style-name="ro1">
          <table:table-cell/>
          <table:table-cell table:style-name="ce2"/>
          <table:table-cell table:number-columns-repeated="2" table:style-name="ce2" office:value-type="string" calcext:value-type="string">
            <text:p>PLAN</text:p>
          </table:table-cell>
          <table:table-cell table:number-columns-repeated="2" table:style-name="ce2" office:value-type="string" calcext:value-type="string">
            <text:p>ACTUAL</text:p>
          </table:table-cell>
          <table:table-cell table:style-name="ce2" office:value-type="string" calcext:value-type="string">
            <text:p>PERCENT</text:p>
          </table:table-cell>
          <table:table-cell table:style-name="ce2" table:number-columns-repeated="3"/>
          <table:table-cell table:style-name="Default" table:number-columns-repeated="18"/>
          <table:table-cell table:number-columns-repeated="17"/>
          <table:table-cell table:style-name="ce26" table:number-columns-repeated="3"/>
          <table:table-cell table:number-columns-repeated="976"/>
        </table:table-row>
        <table:table-row table:style-name="ro5">
          <table:table-cell/>
          <table:table-cell table:style-name="ce3" office:value-type="string" calcext:value-type="string">
            <text:p>ACTIVITY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COMPLETE</text:p>
          </table:table-cell>
          <table:table-cell table:style-name="ce2"/>
          <table:table-cell table:style-name="ce2" office:value-type="string" calcext:value-type="string">
            <text:p>jours</text:p>
          </table:table-cell>
          <table:table-cell table:style-name="ce2"/>
          <table:table-cell table:style-name="Default" table:number-columns-repeated="18"/>
          <table:table-cell table:number-columns-repeated="996"/>
        </table:table-row>
        <table:table-row table:style-name="ro6">
          <table:table-cell/>
          <table:table-cell table:style-name="ce15" table:number-columns-repeated="7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955"/>
        </table:table-row>
        <table:table-row table:style-name="ro7">
          <table:table-cell/>
          <table:table-cell table:style-name="ce5" office:value-type="string" calcext:value-type="string">
            <text:p>Coder le jeu a 1 ou 2 joueur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4">
          <table:table-cell/>
          <table:table-cell table:style-name="ce5" office:value-type="string" calcext:value-type="string">
            <text:p>Gérer l’interface non graphiqu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7" table:number-columns-repeated="5"/>
          <table:table-cell table:style-name="ce39"/>
          <table:table-cell table:style-name="ce40" table:number-columns-repeated="5"/>
          <table:table-cell table:style-name="ce36" table:number-columns-repeated="9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coder ordinateur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SD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réseau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 table:number-rows-repeated="21">
          <table:table-cell/>
          <table:table-cell table:style-name="ce5"/>
          <table:table-cell table:style-name="ce8" table:number-columns-repeated="4"/>
          <table:table-cell table:style-name="ce11"/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8">
          <table:table-cell/>
          <table:table-cell table:style-name="ce24"/>
          <table:table-cell table:style-name="ce29" table:number-columns-repeated="4"/>
          <table:table-cell table:style-name="ce32"/>
          <table:table-cell table:style-name="ce29" table:number-columns-repeated="21"/>
          <table:table-cell table:style-name="ce48" table:number-columns-repeated="40"/>
          <table:table-cell table:number-columns-repeated="95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project.B35:project.BP35">
            <calcext:condition calcext:apply-style-name="ConditionalStyle_2" calcext:value="formula-is(1)" calcext:base-cell-address="project.B35"/>
          </calcext:conditional-format>
          <calcext:conditional-format calcext:target-range-address="project.I8:project.BQ8">
            <calcext:condition calcext:apply-style-name="ConditionalStyle_1" calcext:value="formula-is([.I$8]=period_selected)" calcext:base-cell-address="project.I8"/>
          </calcext:conditional-format>
          <calcext:conditional-format calcext:target-range-address="project.T9:project.BP34 project.I9:project.S9 project.I11:project.S34">
            <calcext:condition calcext:apply-style-name="ConditionalStyle_10" calcext:value="formula-is(PercentComplete)" calcext:base-cell-address="project.I9"/>
            <calcext:condition calcext:apply-style-name="ConditionalStyle_9" calcext:value="formula-is(PercentCompleteBeyond)" calcext:base-cell-address="project.I9"/>
            <calcext:condition calcext:apply-style-name="ConditionalStyle_8" calcext:value="formula-is(Actual)" calcext:base-cell-address="project.I9"/>
            <calcext:condition calcext:apply-style-name="ConditionalStyle_7" calcext:value="formula-is(ActualBeyond)" calcext:base-cell-address="project.I9"/>
            <calcext:condition calcext:apply-style-name="ConditionalStyle_6" calcext:value="formula-is(Plan)" calcext:base-cell-address="project.I9"/>
            <calcext:condition calcext:apply-style-name="ConditionalStyle_5" calcext:value="formula-is([.I$8]=period_selected)" calcext:base-cell-address="project.I9"/>
            <calcext:condition calcext:apply-style-name="ConditionalStyle_4" calcext:value="formula-is(MOD(COLUMN();2))" calcext:base-cell-address="project.I9"/>
            <calcext:condition calcext:apply-style-name="ConditionalStyle_3" calcext:value="formula-is(MOD(COLUMN();2)=0)" calcext:base-cell-address="project.I9"/>
          </calcext:conditional-format>
          <calcext:conditional-format calcext:target-range-address="project.O10:project.S10">
            <calcext:condition calcext:apply-style-name="ConditionalStyle_10" calcext:value="formula-is(PercentComplete)" calcext:base-cell-address="project.N10"/>
            <calcext:condition calcext:apply-style-name="ConditionalStyle_9" calcext:value="formula-is(PercentCompleteBeyond)" calcext:base-cell-address="project.N10"/>
            <calcext:condition calcext:apply-style-name="ConditionalStyle_8" calcext:value="formula-is(Actual)" calcext:base-cell-address="project.N10"/>
            <calcext:condition calcext:apply-style-name="ConditionalStyle_7" calcext:value="formula-is(ActualBeyond)" calcext:base-cell-address="project.N10"/>
            <calcext:condition calcext:apply-style-name="ConditionalStyle_6" calcext:value="formula-is(Plan)" calcext:base-cell-address="project.N10"/>
            <calcext:condition calcext:apply-style-name="ConditionalStyle_5" calcext:value="formula-is([.N$8]=period_selected)" calcext:base-cell-address="project.N10"/>
            <calcext:condition calcext:apply-style-name="ConditionalStyle_4" calcext:value="formula-is(MOD(COLUMN();2))" calcext:base-cell-address="project.N10"/>
            <calcext:condition calcext:apply-style-name="ConditionalStyle_3" calcext:value="formula-is(MOD(COLUMN();2)=0)" calcext:base-cell-address="project.N10"/>
          </calcext:conditional-format>
          <calcext:conditional-format calcext:target-range-address="project.I10:project.M10">
            <calcext:condition calcext:apply-style-name="ConditionalStyle_10" calcext:value="formula-is(PercentComplete)" calcext:base-cell-address="project.I10"/>
            <calcext:condition calcext:apply-style-name="ConditionalStyle_9" calcext:value="formula-is(PercentCompleteBeyond)" calcext:base-cell-address="project.I10"/>
            <calcext:condition calcext:apply-style-name="ConditionalStyle_8" calcext:value="formula-is(Actual)" calcext:base-cell-address="project.I10"/>
            <calcext:condition calcext:apply-style-name="ConditionalStyle_7" calcext:value="formula-is(ActualBeyond)" calcext:base-cell-address="project.I10"/>
            <calcext:condition calcext:apply-style-name="ConditionalStyle_6" calcext:value="formula-is(Plan)" calcext:base-cell-address="project.I10"/>
            <calcext:condition calcext:apply-style-name="ConditionalStyle_5" calcext:value="formula-is([.I$8]=period_selected)" calcext:base-cell-address="project.I10"/>
            <calcext:condition calcext:apply-style-name="ConditionalStyle_4" calcext:value="formula-is(MOD(COLUMN();2))" calcext:base-cell-address="project.I10"/>
            <calcext:condition calcext:apply-style-name="ConditionalStyle_3" calcext:value="formula-is(MOD(COLUMN();2)=0)" calcext:base-cell-address="project.I10"/>
          </calcext:conditional-format>
          <calcext:conditional-format calcext:target-range-address="project.N10:project.N10">
            <calcext:condition calcext:apply-style-name="ConditionalStyle_10" calcext:value="formula-is(PercentComplete)" calcext:base-cell-address="project.N10"/>
            <calcext:condition calcext:apply-style-name="ConditionalStyle_9" calcext:value="formula-is(PercentCompleteBeyond)" calcext:base-cell-address="project.N10"/>
            <calcext:condition calcext:apply-style-name="ConditionalStyle_8" calcext:value="formula-is(Actual)" calcext:base-cell-address="project.N10"/>
            <calcext:condition calcext:apply-style-name="ConditionalStyle_7" calcext:value="formula-is(ActualBeyond)" calcext:base-cell-address="project.N10"/>
            <calcext:condition calcext:apply-style-name="ConditionalStyle_6" calcext:value="formula-is(Plan)" calcext:base-cell-address="project.N10"/>
            <calcext:condition calcext:apply-style-name="ConditionalStyle_5" calcext:value="formula-is([.N$8]=period_selected)" calcext:base-cell-address="project.N10"/>
            <calcext:condition calcext:apply-style-name="ConditionalStyle_4" calcext:value="formula-is(MOD(COLUMN();2))" calcext:base-cell-address="project.N10"/>
            <calcext:condition calcext:apply-style-name="ConditionalStyle_3" calcext:value="formula-is(MOD(COLUMN();2)=0)" calcext:base-cell-address="project.N10"/>
          </calcext:conditional-format>
        </calcext:conditional-formats>
      </table:table>
      <table:named-expressions>
        <table:named-expression table:name="Actual" table:base-cell-address="$project.$A$1" table:expression="(PeriodInActual*([$project.$E1]&gt;0))*PeriodInPlan"/>
        <table:named-expression table:name="ActualBeyond" table:base-cell-address="$project.$A$1" table:expression="PeriodInActual*([$project.$E1]&gt;0)"/>
        <table:named-expression table:name="PercentComplete" table:base-cell-address="$project.$A$1" table:expression="PercentCompleteBeyond*PeriodInPlan"/>
        <table:named-expression table:name="PercentCompleteBeyond" table:base-cell-address="$project.$A$1" table:expression="([$project.A$8]=MEDIAN([$project.A$8];[$project.$E1];[$project.$E1]+[$project.$F1])*([$project.$E1]&gt;0))*(([$project.A$8]&lt;(INT([$project.$E1]+[$project.$F1]*[$project.$G1])))+([$project.A$8]=[$project.$E1]))*([$project.$G1]&gt;0)"/>
        <table:named-expression table:name="PeriodInActual" table:base-cell-address="$project.$A$1" table:expression="[$project.A$8]=MEDIAN([$project.A$8];[$project.$E1];[$project.$E1]+[$project.$F1]-1)"/>
        <table:named-expression table:name="PeriodInPlan" table:base-cell-address="$project.$A$1" table:expression="[$project.A$8]=MEDIAN([$project.A$8];[$project.$C1];[$project.$C1]+[$project.$D1]-1)"/>
        <table:named-range table:name="period_selected" table:base-cell-address="$project.$A$1" table:cell-range-address="$project.$N$3"/>
        <table:named-expression table:name="Plan" table:base-cell-address="$project.$A$1" table:expression="PeriodInPlan*([$project.$C1]&gt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" style:language-asian="zh" style:country-asian="CN" style:font-name-complex="Droid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number:text> ￥</number:text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number:text> ￥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number:text> ￥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number:text> ￥</number:text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number:text> ￥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number:text> ￥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404040" style:font-name="Corbel" fo:font-family="Corbel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vity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/>
      <style:paragraph-properties fo:text-align="start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2.7mm" fo:margin-left="11.43mm" fo:margin-right="11.43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4:19:59.30194670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ntt project planner</dc:title>
    <meta:creation-date>2019-02-26T14:20:01.132971370</meta:creation-date>
    <meta:generator>LibreOffice/6.0.3.2$Linux_X86_64 LibreOffice_project/00m0$Build-2</meta:generator>
    <meta:editing-duration>PT3M19S</meta:editing-duration>
    <meta:editing-cycles>2</meta:editing-cycles>
    <dc:description>This &lt;a href="http://www.tidyform.com/download/gantt-project-planner.html"&gt;Gantt project planner&lt;/a&gt; are free to download and edit. For more related templates, see &lt;a href="http://www.tidyform.com/gantt-chart-template.html"&gt;Gantt Chart Template&lt;/a&gt; of &lt;a href="http://www.tidyform.com/project-template.html"&gt;Project Template&lt;/a&gt;. More than 1740 templates of &lt;a href="http://www.tidyform.com/business.html"&gt;Business&lt;/a&gt; category are offered by &lt;a href="www.tidyform.com"&gt;TidyForm&lt;/a&gt;.</dc:description>
    <meta:keyword>project template</meta:keyword>
    <meta:keyword>gantt chart template</meta:keyword>
    <dc:subject>Business: Generic</dc:subject>
    <dc:date>2019-02-26T15:03:40.587454009</dc:date>
    <meta:document-statistic meta:table-count="1" meta:cell-count="11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cense">Personal U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876019991</meta:user-defined>
  </office:meta>
</office:document-meta>
</file>